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4pt" style:font-size-asian="24pt" style:font-size-complex="24pt"/>
    </style:style>
    <style:style style:name="P2" style:parent-style-name="Standard" style:family="paragraph">
      <style:text-properties fo:font-size="24pt" style:font-size-asian="24pt" style:font-size-complex="24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text-properties fo:font-size="15pt" style:font-size-asian="15pt" style:font-size-complex="15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 style:language-asian="ja" style:country-asian="JP"/>
    </style:style>
    <style:style style:name="P9" style:parent-style-name="Standard" style:family="paragraph">
      <style:text-properties fo:font-size="16pt" style:font-size-asian="16pt" style:font-size-complex="16pt" style:language-asian="ja" style:country-asian="JP"/>
    </style:style>
    <style:style style:name="P10" style:parent-style-name="Standard" style:family="paragraph">
      <style:text-properties fo:font-size="16pt" style:font-size-asian="16pt" style:font-size-complex="16pt" style:language-asian="ja" style:country-asian="JP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size="24pt" style:font-size-asian="24pt" style:font-size-complex="24pt"/>
    </style:style>
    <style:style style:name="P13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Progress Report : Week<text:s/>1</text:p>
      <text:p text:style-name="P2">Team:<text:s/>Team_Syoyu_Ramen</text:p>
      <text:p text:style-name="P3"/>
      <text:p text:style-name="P4"/>
      <text:p text:style-name="Standard"><text:span text:style-name="T5">s12</text:span><text:span text:style-name="T6">50153</text:span><text:span text:style-name="T7">:</text:span></text:p>
      <text:p text:style-name="P8">アカウントの登録とチームの登録を行った。</text:p>
      <text:p text:style-name="P9">ローカルリポジトリからリモートリポジトリへpushする方法やbranchの使い方などを学んだ。</text:p>
      <text:p text:style-name="P10">ローカルリポジトリにhello.c(Hello World!と表示するファイル)を作成し、GitHub上の自分のリポジトリに反映させた。</text:p>
      <text:p text:style-name="P1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04-10T02:58:00Z</meta:creation-date>
    <dc:date>2019-04-10T02:58:00Z</dc:date>
    <meta:template xlink:href="Normal.dotm" xlink:type="simple"/>
    <meta:editing-cycles>2</meta:editing-cycles>
    <meta:editing-duration>PT0S</meta:editing-duration>
    <meta:document-statistic meta:page-count="1" meta:paragraph-count="1" meta:word-count="30" meta:character-count="200" meta:row-count="1" meta:non-whitespace-character-count="171"/>
  </office:meta>
</office:document-meta>
</file>